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rw-din" svg:font-family="urw-din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3pt" style:font-size-asian="13pt" style:font-size-complex="13pt"/>
    </style:style>
    <style:style style:name="P2" style:family="paragraph" style:parent-style-name="Standard">
      <style:text-properties fo:color="#000000" style:font-name="Ubuntu" fo:font-size="13pt" officeooo:rsid="000bada3" officeooo:paragraph-rsid="000bada3" fo:background-color="transparent" style:font-size-asian="13pt" style:font-size-complex="13pt"/>
    </style:style>
    <style:style style:name="P3" style:family="paragraph" style:parent-style-name="Standard">
      <style:text-properties fo:color="#000000" style:font-name="Ubuntu" fo:font-size="13pt" fo:font-weight="normal" officeooo:rsid="000bada3" officeooo:paragraph-rsid="000bada3" fo:background-color="transparent" style:font-size-asian="13pt" style:font-size-complex="13pt"/>
    </style:style>
    <style:style style:name="P4" style:family="paragraph" style:parent-style-name="Standard">
      <style:text-properties fo:color="#000000" style:font-name="Ubuntu" fo:font-size="13pt" fo:letter-spacing="normal" fo:font-style="italic" fo:font-weight="normal" officeooo:rsid="000bada3" officeooo:paragraph-rsid="000bada3" fo:background-color="transparent" style:font-size-asian="13pt" style:font-size-complex="13pt"/>
    </style:style>
    <style:style style:name="P5" style:family="paragraph" style:parent-style-name="Standard">
      <style:text-properties fo:color="#000000" style:font-name="Ubuntu" fo:font-size="13pt" fo:letter-spacing="normal" fo:font-style="italic" fo:font-weight="normal" officeooo:rsid="000c43a4" officeooo:paragraph-rsid="000c43a4" fo:background-color="transparent" style:font-size-asian="13pt" style:font-size-complex="13pt"/>
    </style:style>
    <style:style style:name="P6" style:family="paragraph" style:parent-style-name="Standard">
      <style:text-properties fo:color="#000000" style:font-name="Ubuntu" fo:font-size="13pt" fo:letter-spacing="normal" fo:font-style="italic" fo:font-weight="normal" officeooo:paragraph-rsid="000c43a4"/>
    </style:style>
    <style:style style:name="P7" style:family="paragraph" style:parent-style-name="Standard">
      <style:text-properties fo:color="#000000" style:font-name="Ubuntu" fo:font-size="13pt" fo:letter-spacing="normal" fo:font-style="italic" fo:font-weight="bold" officeooo:rsid="000c43a4" officeooo:paragraph-rsid="000c43a4" fo:background-color="transparent" style:font-size-asian="13pt" style:font-weight-asian="bold" style:font-size-complex="13pt" style:font-weight-complex="bold"/>
    </style:style>
    <style:style style:name="P8" style:family="paragraph" style:parent-style-name="Standard">
      <style:text-properties fo:color="#000000" style:font-name="Ubuntu" fo:font-size="13pt" fo:font-weight="bold" officeooo:rsid="000bada3" officeooo:paragraph-rsid="000bada3" fo:background-color="transparent" style:font-size-asian="13pt" style:font-weight-asian="bold" style:font-size-complex="13pt" style:font-weight-complex="bold"/>
    </style:style>
    <style:style style:name="T1" style:family="text">
      <style:text-properties fo:color="#273239" style:font-name="urw-din" fo:font-size="10.1999998092651pt"/>
    </style:style>
    <style:style style:name="T2" style:family="text">
      <style:text-properties officeooo:rsid="000c43a4" fo:background-color="transparent" loext:char-shading-value="0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P1"/>
      <text:p text:style-name="P8">Lambda:</text:p>
      <text:p text:style-name="P2"/>
      <text:p text:style-name="P3">lambda &lt;args&gt;: &lt;statement&gt;</text:p>
      <text:p text:style-name="P2"/>
      <text:p text:style-name="P8">Sorted:</text:p>
      <text:p text:style-name="P2"/>
      <text:p text:style-name="P4">sorted(iterable, key, reverse)</text:p>
      <text:p text:style-name="P4"/>
      <text:p text:style-name="P6"><text:span text:style-name="T2">Key : </text:span><text:span text:style-name="T1">A function that would server as a key or a basis of sort comparison.</text:span></text:p>
      <text:p text:style-name="P4"/>
      <text:p text:style-name="P7">map: </text:p>
      <text:p text:style-name="P5"/>
      <text:p text:style-name="P5">map(fun, iter)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rw-din" svg:font-family="urw-din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5:45:30.132057002</meta:creation-date>
    <dc:date>2022-04-01T17:06:11.141186028</dc:date>
    <meta:editing-duration>PT7H12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7" meta:character-count="164" meta:non-whitespace-character-count="142"/>
  </office:meta>
</office:document-meta>
</file>